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a6c1" officeooo:paragraph-rsid="0005a6c1"/>
    </style:style>
    <style:style style:name="P2" style:family="paragraph" style:parent-style-name="Standard">
      <style:text-properties officeooo:rsid="000a52d7" officeooo:paragraph-rsid="000a52d7"/>
    </style:style>
    <style:style style:name="P3" style:family="paragraph" style:parent-style-name="Standard">
      <style:text-properties officeooo:rsid="0007003f" officeooo:paragraph-rsid="00089e1e"/>
    </style:style>
    <style:style style:name="P4" style:family="paragraph" style:parent-style-name="Standard">
      <style:paragraph-properties fo:text-align="center" style:justify-single-word="false"/>
      <style:text-properties officeooo:rsid="0010f219" officeooo:paragraph-rsid="0010f219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is line will be <office:annotation loext:resolved="false"><dc:date>2008-04-08T00:00:00</dc:date><text:p><text:span text:style-name="T1">do text</text:span></text:p><text:p><text:span text:style-name="T1">from document(at='%s/pod/test/images/python.gif' % getAppyPath())</text:span></text:p></office:annotation>replaced by a GIF image.</text:p>
      <text:p text:style-name="Standard">A JPEG <text:s/><office:annotation loext:resolved="false"><dc:date>2008-04-08T00:00:00</dc:date><text:p><text:span text:style-name="T1">do text</text:span></text:p><text:p><text:span text:style-name="T1">from document(at='%s/pod/test/images/linux.jpg' % getAppyPath())</text:span></text:p></office:annotation>image.</text:p>
      <text:p text:style-name="Standard">A PNG <text:s/><office:annotation loext:resolved="false"><dc:date>2008-04-08T00:00:00</dc:date><text:p><text:span text:style-name="T1">do text</text:span></text:p><text:p><text:span text:style-name="T1">from document(at='%s/pod/test/images/plone.png' % getAppyPath(), convertOptions='-rotate 90')</text:span></text:p></office:annotation>image.</text:p>
      <text:p text:style-name="Standard">The GIF image with an anch<office:annotation loext:resolved="false"><dc:date>2009-01-20T00:00:00</dc:date><text:p><text:span text:style-name="T1">do text</text:span></text:p><text:p><text:span text:style-name="T1">from document(at='%s/pod/test/images/python.gif' % getAppyPath(), anchor='paragraph')</text:span></text:p></office:annotation>or to the paragraph.</text:p>
      <text:p text:style-name="P1">Here, it is not possible to dedice the image type from the filename, which ends with '.blob'. Pod must guess the file type itself.<office:annotation loext:resolved="false"><dc:creator>Auteur inconnu</dc:creator><dc:date>2016-02-26T13:50:54</dc:date><text:p><text:span text:style-name="T4">do text</text:span></text:p><text:p><text:span text:style-name="T1">from document(at='%s/pod/test/images/python.blob' % getAppyPath(), format='image')</text:span></text:p></office:annotation></text:p>
      <text:p text:style-name="Standard"/>
      <text:p text:style-name="P2">« img » tag within XHTML f<office:annotation loext:resolved="false"><dc:creator>Auteur inconnu</dc:creator><dc:date>2016-05-26T09:23:24.353269761</dc:date><text:p text:style-name="P5"><text:span text:style-name="T2">do text</text:span></text:p><text:p text:style-name="P5"><text:span text:style-name="T2">from xhtml(xhtmlChunk)</text:span></text:p></office:annotation>ield</text:p>
      <text:p text:style-name="P2"/>
      <text:p text:style-name="Standard">Error cases</text:p>
      <text:p text:style-name="Standard"/>
      <text:p text:style-name="Standard">I do not specify a<office:annotation loext:resolved="false"><dc:date>2009-01-20T00:00:00</dc:date><text:p><text:span text:style-name="T1">do text</text:span></text:p><text:p><text:span text:style-name="T1">from document()</text:span></text:p></office:annotation> content or path.</text:p>
      <text:p text:style-name="Standard">I specify a cont<office:annotation loext:resolved="false"><dc:date>2009-01-20T00:00:00</dc:date><text:p><text:span text:style-name="T1">do text</text:span></text:p><text:p><text:span text:style-name="T1">from document(content="blabla")</text:span></text:p></office:annotation>ent but no format.</text:p>
      <text:p text:style-name="Standard">Wr<office:annotation loext:resolved="false"><dc:date>2009-01-20T00:00:00</dc:date><text:p><text:span text:style-name="T1">do text</text:span></text:p><text:p><text:span text:style-name="T1">from document(content="blabla", format='bzz')</text:span></text:p></office:annotation>ong format.</text:p>
      <text:p text:style-name="Standard">Wrong a<office:annotation loext:resolved="false"><dc:date>2009-01-20T00:00:00</dc:date><text:p><text:span text:style-name="T3">do text</text:span></text:p><text:p><text:span text:style-name="T3">from document(at='%s/pod/test/images/python.gif' % getAppyPath(), anchor='odt')</text:span></text:p></office:annotation>nchor.</text:p>
      <text:p text:style-name="Standard">File n<office:annotation loext:resolved="false"><dc:date>2009-01-20T00:00:00</dc:date><text:p><text:span text:style-name="T3">do text</text:span></text:p><text:p><text:span text:style-name="T3">from document(at='%s/pod/test/images/pity.gif' % getAppyPath())</text:span></text:p></office:annotation>ot found.</text:p>
      <text:p text:style-name="P3">Get an image from a wrong URL<office:annotation loext:resolved="false"><dc:creator>Auteur inconnu</dc:creator><dc:date>2016-03-17T13:36:43</dc:date><text:p text:style-name="P5"><text:span text:style-name="T2">do text</text:span></text:p><text:p text:style-name="P5"><text:span text:style-name="T2">from document(at='http://appyframe.work/someImageThatDoesNotExist.png')</text:span></text:p></office:annotation></text:p>
      <text:p text:style-name="P3"/>
      <text:p text:style-name="P4"><text:conditional-text text:condition="ooow:true" text:string-value-if-true=":image(at='%s/pod/test/images/python.gif' % getAppyPath())" text:string-value-if-false="">:image(at='%s/pod/test/images/python.gif' % getAppyPath())</text:conditional-tex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/>
    <style:font-face style:name="Tahoma1" svg:font-family="Tahoma" style:font-family-generic="swiss"/>
    <style:font-face style:name="Ubuntu" svg:font-family="Ubuntu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ahoma" fo:font-family="Tahoma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Gaetan Delannay</meta:initial-creator>
    <meta:creation-date>2008-04-08T16:25:25</meta:creation-date>
    <dc:date>2021-04-20T16:20:51.186109517</dc:date>
    <dc:language>fr-BE</dc:language>
    <meta:editing-cycles>28</meta:editing-cycles>
    <meta:editing-duration>PT2H51M50S</meta:editing-duration>
    <meta:document-statistic meta:table-count="0" meta:image-count="0" meta:object-count="0" meta:page-count="1" meta:paragraph-count="14" meta:word-count="89" meta:character-count="483" meta:non-whitespace-character-count="406"/>
    <meta:user-defined meta:name="Info 1"/>
    <meta:user-defined meta:name="Info 2"/>
    <meta:user-defined meta:name="Info 3"/>
    <meta:user-defined meta:name="Info 4"/>
  </office:meta>
</office:document-meta>
</file>